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tham Pro Bold" svg:font-family="'Gotham Pro Bold'"/>
    <style:font-face style:name="Gotham Pro Reg" svg:font-family="'Gotham Pro Reg'"/>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265cm" style:contextual-spacing="false" fo:line-height="150%" fo:text-align="justify" style:justify-single-word="false" fo:orphans="2" fo:widows="2" fo:text-indent="0cm" style:auto-text-indent="false"/>
      <style:text-properties fo:font-variant="normal" fo:text-transform="none" fo:color="#333333" loext:opacity="100%" style:font-name="Gotham Pro Reg" fo:font-size="14pt" fo:letter-spacing="normal" fo:font-style="normal" fo:font-weight="normal"/>
    </style:style>
    <style:style style:name="P2" style:family="paragraph" style:parent-style-name="Standard">
      <style:paragraph-properties fo:margin-top="0cm" fo:margin-bottom="0.265cm" style:contextual-spacing="false" fo:line-height="150%" fo:text-align="justify" style:justify-single-word="false" fo:orphans="2" fo:widows="2" fo:text-indent="0cm" style:auto-text-indent="false"/>
      <style:text-properties fo:font-variant="normal" fo:text-transform="none" fo:color="#333333" loext:opacity="100%" style:font-name="Gotham Pro Reg" fo:font-size="14pt" fo:letter-spacing="normal" fo:font-style="normal" fo:font-weight="normal"/>
    </style:style>
    <style:style style:name="P3" style:family="paragraph" style:parent-style-name="Standard">
      <style:paragraph-properties fo:margin-left="0cm" fo:margin-right="0cm" fo:margin-top="0cm" fo:margin-bottom="0.265cm" style:contextual-spacing="false" fo:line-height="150%" fo:text-align="justify" style:justify-single-word="false" fo:orphans="2" fo:widows="2" fo:text-indent="0cm" style:auto-text-indent="false"/>
      <style:text-properties fo:font-variant="normal" fo:text-transform="none" fo:color="#414249" loext:opacity="100%" style:font-name="Gotham Pro Bold" fo:font-size="13.5pt" fo:letter-spacing="normal" fo:font-style="normal" fo:font-weight="normal"/>
    </style:style>
    <style:style style:name="T1" style:family="text">
      <style:text-properties fo:color="#414249" loext:opacity="100%" style:font-name="Gotham Pro Bold" fo:font-size="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Місто/Село:</text:span>Село Оришківці</text:p>
      <text:p text:style-name="P1"><text:span text:style-name="T1">Адреса, назва установи/закладу, будинку:</text:span>вул. Загребельна (біля нефункціонуючого млина)</text:p>
      <text:p text:style-name="P1"><text:span text:style-name="T1">Повний опис проекту:<text:line-break/></text:span>Призначення проекту (проблема, передумови, обґрунтування необхідності реалізації проекту): Облаштування зони відпочинку, що має культурно-спортивний характер. Створення зони рибальства для мешканців всього району. Обладнання зони з мангалами і столиків для пікніків, та місця для плавання. Створення альтернативної платформи відпочинку для молоді, який буде стимулювати молодих людей проводити своє дозвілля на свіжому повітрі. Даний проект дозволить кожному мешканцю провести своє дозвілля з користю і без шкоди природі. Проект «Мій здоровий відпочинок» дасть змогу всім охочим порибалити. Реалізація проекту дозволить мешканцям плавати в очищеному озері, оскільки у даному селищі немає спеціально облаштованої території для цього. Крім цього проект передбачає обладнання зони з мангалами і столиків для пікніків так як і такої зони немає в с.Оришківці. Мета проекту: Урізноманітнення і покращення життя людей. Пропоноване рішення вирішення проблеми і його обґрунтування: Проект «Мій здоровий відпочинок» допоможить вирішити проблему відпочинку на природі. Також дозволить займатися плаванням у літній час, а в зимовий всі охочі зможуть загартовуватися. Оскільки в даному селищі є багато людей з захопленням порибалити, це дозволить їм займатися улюбленою справою частіше.</text:p>
      <text:p text:style-name="P1"><text:span text:style-name="T1">Цільова група:</text:span><text:line-break/>Проект «Мій здоровий відпочинок» розраховано на задоволення <text:soft-page-break/>інтересів всіх груп населення: молодих сімей, людей похилого віку, дітей та молоді.</text:p>
      <text:p text:style-name="P1"><text:span text:style-name="T1">Очікувані результати проєкту:</text:span><text:line-break/>Проект позитивно вплине на мешканців даного селища і вподальшому залучить людей для реалізації інших проектів.</text:p>
      <text:p text:style-name="P1"><text:span text:style-name="T1">План заходів та термін реалізації проєкту:</text:span><text:line-break/>1. Розчищення території 2. Чистка водоймищ 3. Вирівнювання території за допомогою піску 4. Прокладання дороги до даної території 5. Облаштування столиків з лавками і мангалів 6. Встановлення урн для сміття.</text:p>
      <text:p text:style-name="P1"><text:span text:style-name="T1">Ключові показники оцінки результату проєкту:</text:span><text:line-break/>Реалізація проекту призведе до того, що запущена ділянка землі буде приведена до порядку. Ключовим фактором є те, що покращаться умови відпочинку для жителів села Оришківці та збільшиться можливість в організації активного і цікавого дозвілля.</text:p>
      <text:p text:style-name="P3">Бюджет (не має перевищувати 50 тис грн):</text:p>
      <text:p text:style-name="P2">1) Мангали вартістю 1674 грн. (2 по 837 грн.)</text:p>
      <text:p text:style-name="P2">2) Столи із лавками вартістю 13500 грн. (3 по 4500 грн.)</text:p>
      <text:p text:style-name="P2">3) Смітники вартістю 894 грн. (2 по 447 грн.)</text:p>
      <text:p text:style-name="P2">4) Улаштування каналів, дамб обвалування ескаваторами (вартість з ПДВ) вартістю 35761 грн. (1 по 35761 грн.)</text:p>
      <text:p text:style-name="P2">5) Парасоль садовий вартістю 1647 грн. (3 по 549 грн.)</text:p>
      <text:p text:style-name="P2">Загальна вартість: 53476 грн.</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tham Pro Bold" svg:font-family="'Gotham Pro Bold'"/>
    <style:font-face style:name="Gotham Pro Reg" svg:font-family="'Gotham Pro Reg'"/>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2T10:33:26.306176411</meta:creation-date>
    <dc:date>2026-04-02T10:33:37.297694375</dc:date>
    <meta:editing-duration>PT12S</meta:editing-duration>
    <meta:editing-cycles>1</meta:editing-cycles>
    <meta:document-statistic meta:table-count="0" meta:image-count="0" meta:object-count="0" meta:page-count="2" meta:paragraph-count="14" meta:word-count="360" meta:character-count="2617" meta:non-whitespace-character-count="2271"/>
    <meta:generator>LibreOffice/24.2.4.2$Linux_X86_64 LibreOffice_project/51a6219feb6075d9a4c46691dcfe0cd9c4fff3c2</meta:generator>
  </office:meta>
</office:document-meta>
</file>